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60000000601F6DA4DB5935A568.png" manifest:media-type="image/png"/>
  <manifest:file-entry manifest:full-path="Pictures/100002010000006000000060AF89F8AFBC2BB2E7.png" manifest:media-type="image/png"/>
  <manifest:file-entry manifest:full-path="Pictures/1000020100000060000000607B7B6E2DE3A2A3A8.png" manifest:media-type="image/png"/>
  <manifest:file-entry manifest:full-path="Pictures/100002010000006000000060CEF7438C7E67F98B.png" manifest:media-type="image/png"/>
  <manifest:file-entry manifest:full-path="Pictures/1000020100000060000000605DE6CD9E9662B5D0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05cm" svg:height="1.081cm" svg:x="16.528cm" svg:y="9.624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6.042cm" svg:y="9.01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7.015cm" svg:y="8.95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7.137cm" svg:y="8.56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5.617cm" svg:y="10.172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5.131cm" svg:y="9.564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6.104cm" svg:y="9.504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5.618cm" svg:y="8.89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6.559cm" svg:y="10.78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6.073cm" svg:y="10.17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7.046cm" svg:y="10.11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6.56cm" svg:y="9.505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5.648cm" svg:y="11.329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5.162cm" svg:y="10.72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6.135cm" svg:y="10.66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5.649cm" svg:y="10.05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5.526cm" svg:y="11.208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4.615cm" svg:y="11.75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3.978cm" svg:y="10.08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1cm" svg:x="15.102cm" svg:y="11.088cm">
            <draw:image xlink:href="Pictures/1000020100000060000000601F6DA4DB5935A568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1.05cm" svg:height="1.08cm" svg:x="18.6cm" svg:y="7.512cm">
          <draw:image xlink:href="Pictures/100002010000006000000060AF89F8AFBC2BB2E7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7.385cm" svg:y="7.422cm">
          <draw:image xlink:href="Pictures/100002010000006000000060AF89F8AFBC2BB2E7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1.05cm" svg:height="1.08cm" svg:x="18.753cm" svg:y="5.32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237cm" svg:y="4.4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57cm" svg:y="5.99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054cm" svg:y="5.07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9.605cm" svg:y="4.56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9.089cm" svg:y="3.65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9.422cm" svg:y="5.23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906cm" svg:y="4.31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7.538cm" svg:y="5.23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7.022cm" svg:y="4.3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7.355cm" svg:y="5.90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6.839cm" svg:y="4.98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39cm" svg:y="4.47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7.874cm" svg:y="3.56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207cm" svg:y="5.14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7.691cm" svg:y="4.22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783cm" svg:y="6.84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267cm" svg:y="5.93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084cm" svg:y="6.6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9.635cm" svg:y="6.08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9.119cm" svg:y="5.17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9.939cm" svg:y="6.904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936cm" svg:y="5.84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7.568cm" svg:y="6.75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7.052cm" svg:y="5.84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6.869cm" svg:y="6.5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42cm" svg:y="5.99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20.276cm" svg:y="3.74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8.237cm" svg:y="6.66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7.721cm" svg:y="5.75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6.109cm" svg:y="4.898cm">
            <draw:image xlink:href="Pictures/100002010000006000000060AF89F8AFBC2BB2E7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1.05cm" svg:height="1.08cm" svg:x="13.204cm" svg:y="4.91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2.474cm" svg:y="3.17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4.329cm" svg:y="5.672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3.599cm" svg:y="3.938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3.052cm" svg:y="6.462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2.322cm" svg:y="4.728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3.204cm" svg:y="4.91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2.474cm" svg:y="3.17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3.874cm" svg:y="5.4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3.144cm" svg:y="3.756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4.999cm" svg:y="6.25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4.269cm" svg:y="4.51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3.722cm" svg:y="7.04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2.992cm" svg:y="5.30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3.874cm" svg:y="5.4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3.144cm" svg:y="3.756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4.36cm" svg:y="3.23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4.452cm" svg:y="6.31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3.175cm" svg:y="7.10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5.122cm" svg:y="6.8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3.845cm" svg:y="7.68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1" draw:text-style-name="P1" draw:layer="layout" svg:width="1.05cm" svg:height="1.08cm" svg:x="15.364cm" svg:y="4.061cm">
            <draw:image xlink:href="Pictures/1000020100000060000000607B7B6E2DE3A2A3A8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1.05cm" svg:height="1.08cm" svg:x="9.789cm" svg:y="10.4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8.999cm" svg:y="9.223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1.219cm" svg:y="10.71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0.429cm" svg:y="9.498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8.724cm" svg:y="10.836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0.154cm" svg:y="11.111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9.364cm" svg:y="9.89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9.819cm" svg:y="8.433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1.249cm" svg:y="8.708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0.184cm" svg:y="9.10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1.189cm" svg:y="11.201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0.399cm" svg:y="9.98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2.619cm" svg:y="11.476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1.829cm" svg:y="10.259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0.124cm" svg:y="11.597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1.554cm" svg:y="11.872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0.764cm" svg:y="10.65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1.037cm" svg:y="9.22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2.467cm" svg:y="9.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1.402cm" svg:y="9.896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6.302cm" svg:y="5.23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6.849cm" svg:y="4.74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854cm" svg:y="6.48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854cm" svg:y="5.68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854cm" svg:y="4.837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519cm" svg:y="3.83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674cm" svg:y="7.30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9.221cm" svg:y="6.81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584cm" svg:y="6.54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885cm" svg:y="7.93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519cm" svg:y="6.84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184cm" svg:y="5.8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949cm" svg:y="5.62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9.86cm" svg:y="6.84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585cm" svg:y="6.54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735cm" svg:y="4.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429cm" svg:y="5.32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10.47cm" svg:y="5.78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981cm" svg:y="4.92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646cm" svg:y="3.92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9.862cm" svg:y="4.29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cm" svg:x="11.309cm" svg:y="7.73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6.302cm" svg:y="5.23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6.849cm" svg:y="4.747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854cm" svg:y="6.48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854cm" svg:y="5.6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854cm" svg:y="4.838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519cm" svg:y="3.83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674cm" svg:y="7.30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9.221cm" svg:y="6.81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584cm" svg:y="6.54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885cm" svg:y="7.9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519cm" svg:y="6.84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184cm" svg:y="5.84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949cm" svg:y="5.6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9.86cm" svg:y="6.847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585cm" svg:y="6.54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735cm" svg:y="4.20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7.429cm" svg:y="5.32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10.47cm" svg:y="5.78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981cm" svg:y="4.9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8.646cm" svg:y="3.92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9.862cm" svg:y="4.29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1" draw:text-style-name="P1" draw:layer="layout" svg:width="1.05cm" svg:height="1.081cm" svg:x="11.168cm" svg:y="6.42cm">
          <draw:image xlink:href="Pictures/100002010000006000000060CEF7438C7E67F98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6-29T10:42:26.142877002</meta:creation-date>
    <dc:date>2020-06-29T11:31:08.678686089</dc:date>
    <meta:editing-duration>PT27M39S</meta:editing-duration>
    <meta:editing-cycles>6</meta:editing-cycles>
    <meta:generator>LibreOffice/6.3.6.2$Linux_X86_64 LibreOffice_project/2196df99b074d8a661f4036fca8fa0cbfa33a497</meta:generator>
    <meta:document-statistic meta:object-count="142"/>
  </office:meta>
</office:document-meta>
</file>